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A0000000A92BC6A1B.png" manifest:media-type="image/png"/>
  <manifest:file-entry manifest:full-path="Pictures/10000000000005A000000002BF2120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in"/>
    </style:style>
    <style:style style:name="P2" style:family="paragraph" style:parent-style-name="Standard">
      <style:paragraph-properties fo:margin-left="0.2917in" fo:margin-right="0in" style:line-height-at-least="0in"/>
    </style:style>
    <style:style style:name="P3" style:family="paragraph" style:parent-style-name="Standard" style:master-page-name="Convert_20_2">
      <style:paragraph-properties fo:margin-left="0.2917in" fo:margin-right="0in" style:line-height-at-least="0in" style:page-number="auto"/>
    </style:style>
    <style:style style:name="P4" style:family="paragraph" style:parent-style-name="Standard" style:master-page-name="Convert_20_4">
      <style:paragraph-properties fo:margin-left="0.2917in" fo:margin-right="0in" style:line-height-at-least="0in" style:page-number="auto"/>
    </style:style>
    <style:style style:name="P5" style:family="paragraph" style:parent-style-name="Standard">
      <style:paragraph-properties fo:margin-right="4.3193in" style:line-height-at-least="0in" fo:text-align="center" style:justify-single-word="false"/>
    </style:style>
    <style:style style:name="P6" style:family="paragraph" style:parent-style-name="Standard" style:master-page-name="Convert_20_1">
      <style:paragraph-properties style:line-height-at-least="0in" style:page-number="auto"/>
    </style:style>
    <style:style style:name="P7" style:family="paragraph" style:parent-style-name="Standard" style:master-page-name="Convert_20_3">
      <style:paragraph-properties style:line-height-at-least="0in" style:page-number="auto"/>
    </style:style>
    <style:style style:name="P8" style:family="paragraph" style:parent-style-name="Standard" style:master-page-name="Convert_20_5">
      <style:paragraph-properties style:line-height-at-least="0in" style:page-number="auto"/>
    </style:style>
    <style:style style:name="P9" style:family="paragraph" style:parent-style-name="Standard">
      <style:paragraph-properties fo:line-height="0.2398in"/>
      <style:text-properties style:font-name="Times New Roman" fo:font-size="12pt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2035in"/>
      <style:text-properties style:font-name="Times New Roman" fo:font-size="12pt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1626in"/>
      <style:text-properties style:font-name="Times New Roman" fo:font-size="12pt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25in"/>
      <style:text-properties style:font-name="Times New Roman" fo:font-size="12pt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1618in"/>
      <style:text-properties style:font-name="Times New Roman" fo:font-size="12pt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2602in"/>
      <style:text-properties style:font-name="Times New Roman" fo:font-size="12pt" style:font-name-asian="Times New Roman" style:font-size-asian="12pt" style:font-name-complex="Times New Roman"/>
    </style:style>
    <style:style style:name="P17" style:family="paragraph" style:parent-style-name="Standard">
      <style:paragraph-properties fo:line-height="0.2311in"/>
      <style:text-properties style:font-name="Times New Roman" fo:font-size="12pt" style:font-name-asian="Times New Roman" style:font-size-asian="12pt" style:font-name-complex="Times New Roman"/>
    </style:style>
    <style:style style:name="P18" style:family="paragraph" style:parent-style-name="Standard">
      <style:paragraph-properties fo:line-height="0.128in"/>
      <style:text-properties style:font-name="Times New Roman" fo:font-size="12pt" style:font-name-asian="Times New Roman" style:font-size-asian="12pt" style:font-name-complex="Times New Roman"/>
    </style:style>
    <style:style style:name="P19" style:family="paragraph" style:parent-style-name="Standard">
      <style:paragraph-properties fo:line-height="0.1382in"/>
      <style:text-properties style:font-name="Times New Roman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1457in"/>
      <style:text-properties style:font-name="Times New Roman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fo:line-height="0.222in"/>
      <style:text-properties style:font-name="Times New Roman" fo:font-size="12pt" style:font-name-asian="Times New Roman" style:font-size-asian="12pt" style:font-name-complex="Times New Roman"/>
    </style:style>
    <style:style style:name="P22" style:family="paragraph" style:parent-style-name="Standard">
      <style:paragraph-properties fo:line-height="0.1417in"/>
      <style:text-properties style:font-name="Times New Roman" fo:font-size="12pt" style:font-name-asian="Times New Roman" style:font-size-asian="12pt" style:font-name-complex="Times New Roman"/>
    </style:style>
    <style:style style:name="P23" style:family="paragraph" style:parent-style-name="Standard">
      <style:paragraph-properties fo:line-height="0.1563in"/>
      <style:text-properties style:font-name="Times New Roman" fo:font-size="12pt" style:font-name-asian="Times New Roman" style:font-size-asian="12pt" style:font-name-complex="Times New Roman"/>
    </style:style>
    <style:style style:name="P24" style:family="paragraph" style:parent-style-name="Standard">
      <style:paragraph-properties fo:line-height="0.1701in"/>
      <style:text-properties style:font-name="Times New Roman" fo:font-size="12pt" style:font-name-asian="Times New Roman" style:font-size-asian="12pt" style:font-name-complex="Times New Roman"/>
    </style:style>
    <style:style style:name="P25" style:family="paragraph" style:parent-style-name="Standard">
      <style:paragraph-properties fo:line-height="0.2354in"/>
      <style:text-properties style:font-name="Times New Roman" fo:font-size="12pt" style:font-name-asian="Times New Roman" style:font-size-asian="12pt" style:font-name-complex="Times New Roman"/>
    </style:style>
    <style:style style:name="P26" style:family="paragraph" style:parent-style-name="Standard">
      <style:paragraph-properties fo:line-height="0.2665in"/>
      <style:text-properties style:font-name="Times New Roman" fo:font-size="12pt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2252in"/>
      <style:text-properties style:font-name="Times New Roman" fo:font-size="12pt" style:font-name-asian="Times New Roman" style:font-size-asian="12pt" style:font-name-complex="Times New Roman"/>
    </style:style>
    <style:style style:name="P28" style:family="paragraph" style:parent-style-name="Standard">
      <style:paragraph-properties fo:line-height="0.061in"/>
      <style:text-properties style:font-name="Times New Roman" fo:font-size="12pt" style:font-name-asian="Times New Roman" style:font-size-asian="12pt" style:font-name-complex="Times New Roman"/>
    </style:style>
    <style:style style:name="P29" style:family="paragraph" style:parent-style-name="Standard">
      <style:paragraph-properties fo:line-height="0.2146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30" style:family="paragraph" style:parent-style-name="Standard">
      <style:paragraph-properties fo:line-height="0.1626in"/>
      <style:text-properties style:font-name="Times New Roman" fo:font-size="15pt" style:font-name-asian="Times New Roman" style:font-size-asian="15pt" style:font-name-complex="Times New Roman"/>
    </style:style>
    <style:style style:name="P31" style:family="paragraph" style:parent-style-name="Standard">
      <style:paragraph-properties fo:line-height="0.222in"/>
      <style:text-properties style:font-name="Times New Roman" fo:font-size="15pt" style:font-name-asian="Times New Roman" style:font-size-asian="15pt" style:font-name-complex="Times New Roman"/>
    </style:style>
    <style:style style:name="P32" style:family="paragraph" style:parent-style-name="Standard">
      <style:paragraph-properties fo:line-height="0.139in"/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line-height="0.211in"/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line-height="0.1382in"/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line-height="0.128in"/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line-height="0.1528in"/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line-height="0.0839in"/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line-height="0.2217in"/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line-height="0.1756in"/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line-height="0.1598in"/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line-height="0.1571in"/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line-height="0.1492in"/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line-height="0.1563in"/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line-height="0.1638in"/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line-height="0.1457in"/>
      <style:text-properties style:font-name="Times New Roman" style:font-name-asian="Times New Roman" style:font-name-complex="Times New Roman"/>
    </style:style>
    <style:style style:name="P46" style:family="paragraph" style:parent-style-name="Standard">
      <style:paragraph-properties fo:line-height="0.1535in"/>
      <style:text-properties style:font-name="Times New Roman" style:font-name-asian="Times New Roman" style:font-name-complex="Times New Roman"/>
    </style:style>
    <style:style style:name="P47" style:family="paragraph" style:parent-style-name="Standard">
      <style:paragraph-properties fo:line-height="0.148in"/>
      <style:text-properties style:font-name="Times New Roman" style:font-name-asian="Times New Roman" style:font-name-complex="Times New Roman"/>
    </style:style>
    <style:style style:name="P48" style:family="paragraph" style:parent-style-name="Standard">
      <style:paragraph-properties fo:line-height="0.1465in"/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line-height="0.1634in"/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line-height="0.0217in"/>
      <style:text-properties style:font-name="Times New Roman" style:font-name-asian="Times New Roman" style:font-name-complex="Times New Roman"/>
    </style:style>
    <style:style style:name="P51" style:family="paragraph" style:parent-style-name="Standard">
      <style:paragraph-properties fo:line-height="0.0138in"/>
      <style:text-properties style:font-name="Times New Roman" fo:font-size="13.5pt" style:font-name-asian="Times New Roman" style:font-size-asian="13.5pt" style:font-name-complex="Times New Roman"/>
    </style:style>
    <style:style style:name="P52" style:family="paragraph" style:parent-style-name="Standard">
      <style:paragraph-properties fo:line-height="0.1937in"/>
      <style:text-properties style:font-name="Times New Roman" fo:font-size="13.5pt" fo:font-weight="bold" style:font-name-asian="Times New Roman" style:font-size-asian="13.5pt" style:font-weight-asian="bold" style:font-name-complex="Times New Roman"/>
    </style:style>
    <style:style style:name="P53" style:family="paragraph" style:parent-style-name="Standard">
      <style:paragraph-properties fo:line-height="0.1811in"/>
      <style:text-properties style:font-name="Times New Roman" fo:font-size="13.5pt" fo:font-weight="bold" style:font-name-asian="Times New Roman" style:font-size-asian="13.5pt" style:font-weight-asian="bold" style:font-name-complex="Times New Roman"/>
    </style:style>
    <style:style style:name="P54" style:family="paragraph" style:parent-style-name="Standard">
      <style:paragraph-properties fo:line-height="0.0138in"/>
      <style:text-properties style:font-name="Times New Roman" fo:font-size="13.5pt" fo:font-weight="bold" style:font-name-asian="Times New Roman" style:font-size-asian="13.5pt" style:font-weight-asian="bold" style:font-name-complex="Times New Roman"/>
    </style:style>
    <style:style style:name="P55" style:family="paragraph" style:parent-style-name="Standard">
      <style:paragraph-properties fo:line-height="0.1728in"/>
      <style:text-properties style:font-name="Times New Roman" fo:font-size="12.5pt" fo:font-weight="bold" style:font-name-asian="Times New Roman" style:font-size-asian="12.5pt" style:font-weight-asian="bold" style:font-name-complex="Times New Roman"/>
    </style:style>
    <style:style style:name="P56" style:family="paragraph" style:parent-style-name="Standard">
      <style:paragraph-properties fo:line-height="0.2146in"/>
      <style:text-properties style:font-name="Times New Roman" fo:font-size="11.5pt" fo:font-weight="bold" style:font-name-asian="Times New Roman" style:font-size-asian="11.5pt" style:font-weight-asian="bold" style:font-name-complex="Times New Roman"/>
    </style:style>
    <style:style style:name="P57" style:family="paragraph" style:parent-style-name="Standard">
      <style:paragraph-properties fo:line-height="0.0138in"/>
      <style:text-properties style:font-name="Times New Roman" fo:font-size="11.5pt" style:font-name-asian="Times New Roman" style:font-size-asian="11.5pt" style:font-name-complex="Times New Roman"/>
    </style:style>
    <style:style style:name="P58" style:family="paragraph" style:parent-style-name="Standard">
      <style:paragraph-properties fo:line-height="0.1811in"/>
      <style:text-properties style:font-name="Times New Roman" fo:font-size="13pt" fo:font-weight="bold" style:font-name-asian="Times New Roman" style:font-size-asian="13pt" style:font-weight-asian="bold" style:font-name-complex="Times New Roman"/>
    </style:style>
    <style:style style:name="P59" style:family="paragraph" style:parent-style-name="Standard">
      <style:paragraph-properties fo:line-height="0.0138in"/>
      <style:text-properties style:font-name="Times New Roman" fo:font-size="13pt" fo:font-weight="bold" style:font-name-asian="Times New Roman" style:font-size-asian="13pt" style:font-weight-asian="bold" style:font-name-complex="Times New Roman"/>
    </style:style>
    <style:style style:name="P60" style:family="paragraph" style:parent-style-name="Standard">
      <style:paragraph-properties fo:line-height="108%"/>
    </style:style>
    <style:style style:name="P61" style:family="paragraph" style:parent-style-name="Standard">
      <style:paragraph-properties fo:line-height="133%"/>
    </style:style>
    <style:style style:name="P62" style:family="paragraph" style:parent-style-name="Standard">
      <style:paragraph-properties fo:margin-right="0.4862in" fo:line-height="133%"/>
    </style:style>
    <style:style style:name="P63" style:family="paragraph" style:parent-style-name="Standard">
      <style:paragraph-properties fo:margin-right="0.0555in" fo:line-height="127%"/>
    </style:style>
    <style:style style:name="P64" style:family="paragraph" style:parent-style-name="Standard">
      <style:paragraph-properties fo:margin-right="0.5in" fo:line-height="127%"/>
    </style:style>
    <style:style style:name="P65" style:family="paragraph" style:parent-style-name="Standard">
      <style:paragraph-properties fo:margin-left="0.2917in" fo:margin-right="3.0835in" fo:line-height="166%"/>
    </style:style>
    <style:style style:name="P66" style:family="paragraph" style:parent-style-name="Standard">
      <style:paragraph-properties fo:margin-right="3.111in" fo:line-height="204%"/>
    </style:style>
    <style:style style:name="P67" style:family="paragraph" style:parent-style-name="Standard">
      <style:paragraph-properties fo:margin-right="2.4445in" fo:line-height="204%"/>
    </style:style>
    <style:style style:name="P68" style:family="paragraph" style:parent-style-name="Standard">
      <style:paragraph-properties fo:margin-left="0.2917in" fo:margin-right="2.75in" fo:line-height="160%"/>
    </style:style>
    <style:style style:name="T1" style:family="text">
      <style:text-properties style:font-name="Arial" fo:font-size="18pt" style:font-name-asian="Arial" style:font-size-asian="18pt" style:font-name-complex="Arial"/>
    </style:style>
    <style:style style:name="T2" style:family="text">
      <style:text-properties style:font-name="Arial" fo:font-size="15pt" style:font-name-asian="Arial" style:font-size-asian="15pt" style:font-name-complex="Arial"/>
    </style:style>
    <style:style style:name="T3" style:family="text">
      <style:text-properties style:font-name="Arial" fo:font-size="12pt" style:font-name-asian="Arial" style:font-size-asian="12pt" style:font-name-complex="Arial"/>
    </style:style>
    <style:style style:name="T4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5" style:family="text">
      <style:text-properties style:font-name="Arial" fo:font-size="13.5pt" style:font-name-asian="Arial" style:font-size-asian="13.5pt" style:font-name-complex="Arial"/>
    </style:style>
    <style:style style:name="T6" style:family="text">
      <style:text-properties style:font-name="Arial" fo:font-size="13.5pt" fo:font-weight="bold" style:font-name-asian="Arial" style:font-size-asian="13.5pt" style:font-weight-asian="bold" style:font-name-complex="Arial"/>
    </style:style>
    <style:style style:name="T7" style:family="text">
      <style:text-properties style:font-name="Arial" fo:font-size="12.5pt" fo:font-weight="bold" style:font-name-asian="Arial" style:font-size-asian="12.5pt" style:font-weight-asian="bold" style:font-name-complex="Arial"/>
    </style:style>
    <style:style style:name="T8" style:family="text">
      <style:text-properties style:font-name="Arial" fo:font-size="11.5pt" style:font-name-asian="Arial" style:font-size-asian="11.5pt" style:font-name-complex="Arial"/>
    </style:style>
    <style:style style:name="T9" style:family="text">
      <style:text-properties style:font-name="Arial" fo:font-size="11.5pt" fo:font-weight="bold" style:font-name-asian="Arial" style:font-size-asian="11.5pt" style:font-weight-asian="bold" style:font-name-complex="Arial"/>
    </style:style>
    <style:style style:name="T10" style:family="text">
      <style:text-properties style:font-name="Arial" fo:font-size="13pt" fo:font-weight="bold" style:font-name-asian="Arial" style:font-size-asian="13pt" style:font-weight-asian="bold" style:font-name-complex="Arial"/>
    </style:style>
    <style:style style:name="T11" style:family="text">
      <style:text-properties style:font-name="Times New Roman" style:font-name-asian="Times New Roman" style:font-name-complex="Times New Roman"/>
    </style:style>
    <style:style style:name="T12" style:family="text">
      <style:text-properties style:font-name="Times New Roman" fo:font-size="12pt" style:font-name-asian="Times New Roman" style:font-size-asian="12pt" style:font-name-complex="Times New Roman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"/><text:span text:style-name="T1">Sprint Planning Logic</text:span></text:p>
      <text:p text:style-name="P9"/>
      <text:p text:style-name="P60"><text:span text:style-name="T2">Revolutionizing Liver Care: Predicting Liver Cirrhosis using Advanced Machine Learning Techniques</text:span></text:p>
      <text:p text:style-name="P10"><draw:frame draw:style-name="fr1" draw:name="Image1" text:anchor-type="char" svg:x="0in" svg:y="-0.0283in" svg:width="7.5in" svg:height="0.0161in" draw:z-index="0"><draw:image xlink:href="Pictures/10000000000005A000000002BF212069.png" xlink:type="simple" xlink:show="embed" xlink:actuate="onLoad" draw:mime-type="image/png"/></draw:frame></text:p>
      <text:p text:style-name="P11"/>
      <text:p text:style-name="P12"/>
      <text:p text:style-name="P1"><text:span text:style-name="T2">Agile Methodology Definitions</text:span></text:p>
      <text:p text:style-name="P13"/>
      <text:p text:style-name="P1"><text:span text:style-name="T3">A Sprint is a fixed period or duration in which a team works to complete a set of tasks</text:span></text:p>
      <text:p text:style-name="P14"/>
      <text:p text:style-name="P62"><text:span text:style-name="T3">An Epic is a big task or project that is too large to complete in one sprint. It is broken down into smaller tasks (stories) that can be completed over multiple sprints.</text:span></text:p>
      <text:p text:style-name="P15"/>
      <text:p text:style-name="P1"><text:span text:style-name="T3">A Story is a small task. It is part of an Epic.</text:span></text:p>
      <text:p text:style-name="P16"/>
      <text:p text:style-name="P63"><text:span text:style-name="T3">A Story Point is a number that represents how much effort a story takes to complete. (usually in form of Fibonacci series)</text:span></text:p>
      <text:p text:style-name="P17"/>
      <text:p text:style-name="P1"><text:span text:style-name="T5">Story Point Scale:</text:span></text:p>
      <text:p text:style-name="P10"><draw:frame draw:style-name="fr1" draw:name="Image2" text:anchor-type="char" svg:x="0.1146in" svg:y="0.0835in" svg:width="0.052in" svg:height="0.052in" draw:z-index="1"><draw:image xlink:href="Pictures/100000000000000A0000000A92BC6A1B.png" xlink:type="simple" xlink:show="embed" xlink:actuate="onLoad" draw:mime-type="image/png"/></draw:frame></text:p>
      <text:p text:style-name="P18"/>
      <text:p text:style-name="P2"><text:span text:style-name="T3">1 - Very Easy task</text:span></text:p>
      <text:p text:style-name="P10"><draw:frame draw:style-name="fr1" draw:name="Image3" text:anchor-type="char" svg:x="0.1146in" svg:y="0.0937in" svg:width="0.052in" svg:height="0.052in" draw:z-index="2"><draw:image xlink:href="Pictures/100000000000000A0000000A92BC6A1B.png" xlink:type="simple" xlink:show="embed" xlink:actuate="onLoad" draw:mime-type="image/png"/></draw:frame></text:p>
      <text:p text:style-name="P19"/>
      <text:p text:style-name="P2"><text:span text:style-name="T3">2 - Easy task</text:span></text:p>
      <text:p text:style-name="P10"><draw:frame draw:style-name="fr1" draw:name="Image4" text:anchor-type="char" svg:x="0.1146in" svg:y="0.0835in" svg:width="0.052in" svg:height="0.052in" draw:z-index="3"><draw:image xlink:href="Pictures/100000000000000A0000000A92BC6A1B.png" xlink:type="simple" xlink:show="embed" xlink:actuate="onLoad" draw:mime-type="image/png"/></draw:frame></text:p>
      <text:p text:style-name="P18"/>
      <text:p text:style-name="P2"><text:span text:style-name="T3">3 - Moderate task</text:span></text:p>
      <text:p text:style-name="P10"><draw:frame draw:style-name="fr1" draw:name="Image5" text:anchor-type="char" svg:x="0.1146in" svg:y="0.0937in" svg:width="0.052in" svg:height="0.052in" draw:z-index="4"><draw:image xlink:href="Pictures/100000000000000A0000000A92BC6A1B.png" xlink:type="simple" xlink:show="embed" xlink:actuate="onLoad" draw:mime-type="image/png"/></draw:frame></text:p>
      <text:p text:style-name="P19"/>
      <text:p text:style-name="P2"><text:span text:style-name="T3">5 - Difficult task</text:span></text:p>
      <text:p text:style-name="P10"><draw:frame draw:style-name="fr1" draw:name="Image6" text:anchor-type="char" svg:x="0.1146in" svg:y="0.0835in" svg:width="0.052in" svg:height="0.052in" draw:z-index="5"><draw:image xlink:href="Pictures/100000000000000A0000000A92BC6A1B.png" xlink:type="simple" xlink:show="embed" xlink:actuate="onLoad" draw:mime-type="image/png"/></draw:frame></text:p>
      <text:p text:style-name="P18"/>
      <text:p text:style-name="P2"><text:span text:style-name="T3">8 - Very Difficult task</text:span></text:p>
      <text:p text:style-name="P10"><draw:frame draw:style-name="fr1" draw:name="Image7" text:anchor-type="char" svg:x="0in" svg:y="0.052in" svg:width="7.5in" svg:height="0.0161in" draw:z-index="6"><draw:image xlink:href="Pictures/10000000000005A000000002BF212069.png" xlink:type="simple" xlink:show="embed" xlink:actuate="onLoad" draw:mime-type="image/png"/></draw:frame></text:p>
      <text:p text:style-name="P11"/>
      <text:p text:style-name="P11"/>
      <text:p text:style-name="P20"/>
      <text:p text:style-name="P1"><text:span text:style-name="T2">Epic Breakdown</text:span></text:p>
      <text:p text:style-name="P21"/>
      <text:p text:style-name="P1"><text:span text:style-name="T5">Epic 1: Data Management &amp; Preprocessing</text:span></text:p>
      <text:p text:style-name="P22"/>
      <text:p text:style-name="P1"><text:span text:style-name="T3">Breaking down the large task of preparing liver cirrhosis dataset for machine learning models</text:span></text:p>
      <text:p text:style-name="P11"/>
      <text:p text:style-name="P23"/>
      <text:p text:style-name="P1"><text:span text:style-name="T5">Epic 2: Machine Learning Model Development</text:span></text:p>
      <text:p text:style-name="P22"/>
      <text:p text:style-name="P1"><text:span text:style-name="T3">Creating and optimizing multiple ML algorithms for liver cirrhosis prediction</text:span></text:p>
      <text:p text:style-name="P11"/>
      <text:p text:style-name="P20"/>
      <text:p text:style-name="P1"><text:span text:style-name="T5">Epic 3: Web Application Development &amp; Deployment</text:span></text:p>
      <text:p text:style-name="P22"/>
      <text:p text:style-name="P1"><text:span text:style-name="T3">Building Flask-based web interface and deploying the prediction system</text:span></text:p>
      <text:p text:style-name="P10"><draw:frame draw:style-name="fr1" draw:name="Image8" text:anchor-type="char" svg:x="0in" svg:y="0.0626in" svg:width="7.5in" svg:height="0.0161in" draw:z-index="7"><draw:image xlink:href="Pictures/10000000000005A000000002BF212069.png" xlink:type="simple" xlink:show="embed" xlink:actuate="onLoad" draw:mime-type="image/png"/></draw:frame></text:p>
      <text:section text:style-name="Sect1" text:name="Section1">
        <text:p text:style-name="P11"/>
        <text:p text:style-name="P11"/>
        <text:p text:style-name="P24"/>
        <text:p text:style-name="P1"><text:span text:style-name="T2">Sprint Planning</text:span></text:p>
      </text:section>
      <text:p text:style-name="P6"><text:bookmark text:name="page2"/><text:span text:style-name="T6">Sprint 1: Data Foundation (5 Days)</text:span></text:p>
      <text:p text:style-name="P52"/>
      <text:p text:style-name="P1"><text:span text:style-name="T4">Epic 1: Data Management &amp; Preprocessing</text:span></text:p>
      <text:p text:style-name="P29"/>
      <text:p text:style-name="P1"><text:span text:style-name="T3">Data Collection &amp; Loading</text:span></text:p>
      <text:p text:style-name="P10"><draw:frame draw:style-name="fr1" draw:name="Image9" text:anchor-type="char" svg:x="0.1146in" svg:y="0.1665in" svg:width="0.052in" svg:height="0.052in" draw:z-index="8"><draw:image xlink:href="Pictures/100000000000000A0000000A92BC6A1B.png" xlink:type="simple" xlink:show="embed" xlink:actuate="onLoad" draw:mime-type="image/png"/></draw:frame></text:p>
      <text:p text:style-name="P33"/>
      <text:p text:style-name="P2"><text:span text:style-name="T3">Literature Review and Dataset Research 2</text:span></text:p>
      <text:p text:style-name="P10"><draw:frame draw:style-name="fr1" draw:name="Image10" text:anchor-type="char" svg:x="0.1146in" svg:y="0.0937in" svg:width="0.052in" svg:height="0.052in" draw:z-index="9"><draw:image xlink:href="Pictures/100000000000000A0000000A92BC6A1B.png" xlink:type="simple" xlink:show="embed" xlink:actuate="onLoad" draw:mime-type="image/png"/></draw:frame></text:p>
      <text:p text:style-name="P34"/>
      <text:p text:style-name="P2"><text:span text:style-name="T3">Data Collection from UCI Repository 2</text:span></text:p>
      <text:p text:style-name="P10"><draw:frame draw:style-name="fr1" draw:name="Image11" text:anchor-type="char" svg:x="0.1146in" svg:y="0.0835in" svg:width="0.052in" svg:height="0.052in" draw:z-index="10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Loading Dataset (CSV/Excel format) 1</text:span></text:p>
      <text:p text:style-name="P25"/>
      <text:p text:style-name="P1"><text:span text:style-name="T3">Data Exploration &amp; Analysis</text:span></text:p>
      <text:p text:style-name="P10"><draw:frame draw:style-name="fr1" draw:name="Image12" text:anchor-type="char" svg:x="0.1146in" svg:y="0.1665in" svg:width="0.052in" svg:height="0.052in" draw:z-index="11"><draw:image xlink:href="Pictures/100000000000000A0000000A92BC6A1B.png" xlink:type="simple" xlink:show="embed" xlink:actuate="onLoad" draw:mime-type="image/png"/></draw:frame></text:p>
      <text:p text:style-name="P33"/>
      <text:p text:style-name="P2"><text:span text:style-name="T3">Exploratory Data Analysis (EDA) 3</text:span></text:p>
      <text:p text:style-name="P10"><draw:frame draw:style-name="fr1" draw:name="Image13" text:anchor-type="char" svg:x="0.1146in" svg:y="0.0835in" svg:width="0.052in" svg:height="0.052in" draw:z-index="12"><draw:image xlink:href="Pictures/100000000000000A0000000A92BC6A1B.png" xlink:type="simple" xlink:show="embed" xlink:actuate="onLoad" draw:mime-type="image/png"/></draw:frame></text:p>
      <text:p text:style-name="P36"/>
      <text:p text:style-name="P65"><text:span text:style-name="T3">Data Visualization (Target distribution, Boxplots) 3 Statistical Analysis and Correlation Study 2</text:span></text:p>
      <text:p text:style-name="P10"><draw:frame draw:style-name="fr1" draw:name="Image14" text:anchor-type="char" svg:x="0.1146in" svg:y="-0.3764in" svg:width="0.052in" svg:height="0.052in" draw:z-index="13"><draw:image xlink:href="Pictures/100000000000000A0000000A92BC6A1B.png" xlink:type="simple" xlink:show="embed" xlink:actuate="onLoad" draw:mime-type="image/png"/></draw:frame></text:p>
      <text:p text:style-name="P37"/>
      <text:p text:style-name="P1"><text:span text:style-name="T3">Data Preprocessing</text:span></text:p>
      <text:p text:style-name="P10"><draw:frame draw:style-name="fr1" draw:name="Image15" text:anchor-type="char" svg:x="0.1146in" svg:y="0.1772in" svg:width="0.052in" svg:height="0.052in" draw:z-index="14"><draw:image xlink:href="Pictures/100000000000000A0000000A92BC6A1B.png" xlink:type="simple" xlink:show="embed" xlink:actuate="onLoad" draw:mime-type="image/png"/></draw:frame></text:p>
      <text:p text:style-name="P38"/>
      <text:p text:style-name="P2"><text:span text:style-name="T3">Handling Missing Values 3</text:span></text:p>
      <text:p text:style-name="P10"><draw:frame draw:style-name="fr1" draw:name="Image16" text:anchor-type="char" svg:x="0.1146in" svg:y="0.0835in" svg:width="0.052in" svg:height="0.052in" draw:z-index="15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Handling Categorical Variables (Gender encoding) 2</text:span></text:p>
      <text:p text:style-name="P10"><draw:frame draw:style-name="fr1" draw:name="Image17" text:anchor-type="char" svg:x="0.1146in" svg:y="0.0835in" svg:width="0.052in" svg:height="0.052in" draw:z-index="16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Data Normalization and Scaling 2</text:span></text:p>
      <text:p text:style-name="P10"><draw:frame draw:style-name="fr1" draw:name="Image18" text:anchor-type="char" svg:x="0in" svg:y="0.0626in" svg:width="7.5in" svg:height="0.0161in" draw:z-index="17"><draw:image xlink:href="Pictures/10000000000005A000000002BF212069.png" xlink:type="simple" xlink:show="embed" xlink:actuate="onLoad" draw:mime-type="image/png"/></draw:frame></text:p>
      <text:p text:style-name="P32"/>
      <text:p text:style-name="P32"/>
      <text:p text:style-name="P39"/>
      <text:p text:style-name="P1"><text:span text:style-name="T7">Sprint 2: Advanced Data Processing &amp; Model Foundation (5 Days)</text:span></text:p>
      <text:p text:style-name="P55"/>
      <text:p text:style-name="P1"><text:span text:style-name="T4">Epic 1: Data Management &amp; Preprocessing (Continued)</text:span></text:p>
      <text:p text:style-name="P29"/>
      <text:p text:style-name="P1"><text:span text:style-name="T3">Feature Engineering</text:span></text:p>
      <text:p text:style-name="P10"><draw:frame draw:style-name="fr1" draw:name="Image19" text:anchor-type="char" svg:x="0.1146in" svg:y="0.1665in" svg:width="0.052in" svg:height="0.052in" draw:z-index="18"><draw:image xlink:href="Pictures/100000000000000A0000000A92BC6A1B.png" xlink:type="simple" xlink:show="embed" xlink:actuate="onLoad" draw:mime-type="image/png"/></draw:frame></text:p>
      <text:p text:style-name="P33"/>
      <text:p text:style-name="P2"><text:span text:style-name="T3">Feature Selection based on Correlation Analysis 3</text:span></text:p>
      <text:p text:style-name="P10"><draw:frame draw:style-name="fr1" draw:name="Image20" text:anchor-type="char" svg:x="0.1146in" svg:y="0.0937in" svg:width="0.052in" svg:height="0.052in" draw:z-index="19"><draw:image xlink:href="Pictures/100000000000000A0000000A92BC6A1B.png" xlink:type="simple" xlink:show="embed" xlink:actuate="onLoad" draw:mime-type="image/png"/></draw:frame></text:p>
      <text:p text:style-name="P34"/>
      <text:p text:style-name="P2"><text:span text:style-name="T3">Feature Importance Analysis 2</text:span></text:p>
      <text:p text:style-name="P10"><draw:frame draw:style-name="fr1" draw:name="Image21" text:anchor-type="char" svg:x="0.1146in" svg:y="0.0835in" svg:width="0.052in" svg:height="0.052in" draw:z-index="20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Data Balancing (Handling Class Imbalance) 3</text:span></text:p>
      <text:p text:style-name="P26"/>
      <text:p text:style-name="P1"><text:span text:style-name="T4">Epic 2: Machine Learning Model Development</text:span></text:p>
      <text:p text:style-name="P29"/>
      <text:p text:style-name="P1"><text:span text:style-name="T3">Initial Model Development</text:span></text:p>
      <text:p text:style-name="P10"><draw:frame draw:style-name="fr1" draw:name="Image22" text:anchor-type="char" svg:x="0.1146in" svg:y="0.1665in" svg:width="0.052in" svg:height="0.052in" draw:z-index="21"><draw:image xlink:href="Pictures/100000000000000A0000000A92BC6A1B.png" xlink:type="simple" xlink:show="embed" xlink:actuate="onLoad" draw:mime-type="image/png"/></draw:frame></text:p>
      <text:p text:style-name="P33"/>
      <text:p text:style-name="P2"><text:span text:style-name="T3">Train-Test Split Implementation 1</text:span></text:p>
      <text:p text:style-name="P10"><draw:frame draw:style-name="fr1" draw:name="Image23" text:anchor-type="char" svg:x="0.1146in" svg:y="0.0835in" svg:width="0.052in" svg:height="0.052in" draw:z-index="22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Logistic Regression Model 2</text:span></text:p>
      <text:p text:style-name="P10"><draw:frame draw:style-name="fr1" draw:name="Image24" text:anchor-type="char" svg:x="0.1146in" svg:y="0.0937in" svg:width="0.052in" svg:height="0.052in" draw:z-index="23"><draw:image xlink:href="Pictures/100000000000000A0000000A92BC6A1B.png" xlink:type="simple" xlink:show="embed" xlink:actuate="onLoad" draw:mime-type="image/png"/></draw:frame></text:p>
      <text:p text:style-name="P34"/>
      <text:p text:style-name="P2"><text:span text:style-name="T3">K-Nearest Neighbors (KNN) Model 2</text:span></text:p>
      <text:p text:style-name="P27"/>
      <text:p text:style-name="P1"><text:span text:style-name="T3">Model Evaluation Setup</text:span></text:p>
      <text:p text:style-name="P3"><text:bookmark-start text:name="page3"/><draw:frame draw:style-name="fr2" draw:name="Image25" text:anchor-type="char" svg:x="0.6146in" svg:y="0.3752in" svg:width="0.052in" svg:height="0.052in" draw:z-index="24"><draw:image xlink:href="Pictures/100000000000000A0000000A92BC6A1B.png" xlink:type="simple" xlink:show="embed" xlink:actuate="onLoad" draw:mime-type="image/png"/></draw:frame><text:bookmark-end text:name="page3"/><text:span text:style-name="T3">Performance Metrics Implementation 3</text:span></text:p>
      <text:p text:style-name="P10"><draw:frame draw:style-name="fr1" draw:name="Image26" text:anchor-type="char" svg:x="0.1146in" svg:y="0.0835in" svg:width="0.052in" svg:height="0.052in" draw:z-index="25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Confusion Matrix Setup 2</text:span></text:p>
      <text:p text:style-name="P10"><draw:frame draw:style-name="fr1" draw:name="Image27" text:anchor-type="char" svg:x="0in" svg:y="0.0626in" svg:width="7.5in" svg:height="0.0161in" draw:z-index="26"><draw:image xlink:href="Pictures/10000000000005A000000002BF212069.png" xlink:type="simple" xlink:show="embed" xlink:actuate="onLoad" draw:mime-type="image/png"/></draw:frame></text:p>
      <text:p text:style-name="P32"/>
      <text:p text:style-name="P32"/>
      <text:p text:style-name="P40"/>
      <text:p text:style-name="P1"><text:span text:style-name="T6">Sprint 3: Core ML Models Development (5 Days)</text:span></text:p>
      <text:p text:style-name="P53"/>
      <text:p text:style-name="P1"><text:span text:style-name="T9">Epic 2: Machine Learning Model Development (Continued)</text:span></text:p>
      <text:p text:style-name="P56"/>
      <text:p text:style-name="P1"><text:span text:style-name="T3">Advanced Model Building</text:span></text:p>
      <text:p text:style-name="P10"><draw:frame draw:style-name="fr1" draw:name="Image28" text:anchor-type="char" svg:x="0.1146in" svg:y="0.1665in" svg:width="0.052in" svg:height="0.052in" draw:z-index="27"><draw:image xlink:href="Pictures/100000000000000A0000000A92BC6A1B.png" xlink:type="simple" xlink:show="embed" xlink:actuate="onLoad" draw:mime-type="image/png"/></draw:frame></text:p>
      <text:p text:style-name="P33"/>
      <text:p text:style-name="P2"><text:span text:style-name="T3">Support Vector Machine (SVM) Implementation 5</text:span></text:p>
      <text:p text:style-name="P10"><draw:frame draw:style-name="fr1" draw:name="Image29" text:anchor-type="char" svg:x="0.1146in" svg:y="0.0937in" svg:width="0.052in" svg:height="0.052in" draw:z-index="28"><draw:image xlink:href="Pictures/100000000000000A0000000A92BC6A1B.png" xlink:type="simple" xlink:show="embed" xlink:actuate="onLoad" draw:mime-type="image/png"/></draw:frame></text:p>
      <text:p text:style-name="P34"/>
      <text:p text:style-name="P2"><text:span text:style-name="T3">Random Forest Model Development 3</text:span></text:p>
      <text:p text:style-name="P10"><draw:frame draw:style-name="fr1" draw:name="Image30" text:anchor-type="char" svg:x="0.1146in" svg:y="0.0835in" svg:width="0.052in" svg:height="0.052in" draw:z-index="29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XGBoost Model Implementation 5</text:span></text:p>
      <text:p text:style-name="P27"/>
      <text:p text:style-name="P1"><text:span text:style-name="T3">Model Optimization</text:span></text:p>
      <text:p text:style-name="P10"><draw:frame draw:style-name="fr1" draw:name="Image31" text:anchor-type="char" svg:x="0.1146in" svg:y="0.1772in" svg:width="0.052in" svg:height="0.052in" draw:z-index="30"><draw:image xlink:href="Pictures/100000000000000A0000000A92BC6A1B.png" xlink:type="simple" xlink:show="embed" xlink:actuate="onLoad" draw:mime-type="image/png"/></draw:frame></text:p>
      <text:p text:style-name="P38"/>
      <text:p text:style-name="P2"><text:span text:style-name="T3">Hyperparameter Tuning using GridSearchCV 3</text:span></text:p>
      <text:p text:style-name="P10"><draw:frame draw:style-name="fr1" draw:name="Image32" text:anchor-type="char" svg:x="0in" svg:y="0.052in" svg:width="7.5in" svg:height="0.0161in" draw:z-index="31"><draw:image xlink:href="Pictures/10000000000005A000000002BF212069.png" xlink:type="simple" xlink:show="embed" xlink:actuate="onLoad" draw:mime-type="image/png"/></draw:frame></text:p>
      <text:p text:style-name="P32"/>
      <text:p text:style-name="P32"/>
      <text:p text:style-name="P41"/>
      <text:p text:style-name="P1"><text:span text:style-name="T10">Sprint 4: Model Evaluation &amp; Comparison (5 Days)</text:span></text:p>
      <text:p text:style-name="P58"/>
      <text:p text:style-name="P1"><text:span text:style-name="T9">Epic 2: Machine Learning Model Development (Continued)</text:span></text:p>
      <text:p text:style-name="P56"/>
      <text:p text:style-name="P1"><text:span text:style-name="T3">Comprehensive Testing</text:span></text:p>
      <text:p text:style-name="P10"><draw:frame draw:style-name="fr1" draw:name="Image33" text:anchor-type="char" svg:x="0.1146in" svg:y="0.1772in" svg:width="0.052in" svg:height="0.052in" draw:z-index="32"><draw:image xlink:href="Pictures/100000000000000A0000000A92BC6A1B.png" xlink:type="simple" xlink:show="embed" xlink:actuate="onLoad" draw:mime-type="image/png"/></draw:frame></text:p>
      <text:p text:style-name="P38"/>
      <text:p text:style-name="P2"><text:span text:style-name="T3">Model Performance Testing 3</text:span></text:p>
      <text:p text:style-name="P10"><draw:frame draw:style-name="fr1" draw:name="Image34" text:anchor-type="char" svg:x="0.1146in" svg:y="0.0835in" svg:width="0.052in" svg:height="0.052in" draw:z-index="33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Cross-Validation Implementation 2</text:span></text:p>
      <text:p text:style-name="P10"><draw:frame draw:style-name="fr1" draw:name="Image35" text:anchor-type="char" svg:x="0.1146in" svg:y="0.0835in" svg:width="0.052in" svg:height="0.052in" draw:z-index="34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Model Comparison Analysis 3</text:span></text:p>
      <text:p text:style-name="P25"/>
      <text:p text:style-name="P1"><text:span text:style-name="T3">Performance Documentation</text:span></text:p>
      <text:p text:style-name="P10"><draw:frame draw:style-name="fr1" draw:name="Image36" text:anchor-type="char" svg:x="0.1146in" svg:y="0.1665in" svg:width="0.052in" svg:height="0.052in" draw:z-index="35"><draw:image xlink:href="Pictures/100000000000000A0000000A92BC6A1B.png" xlink:type="simple" xlink:show="embed" xlink:actuate="onLoad" draw:mime-type="image/png"/></draw:frame></text:p>
      <text:p text:style-name="P33"/>
      <text:p text:style-name="P2"><text:span text:style-name="T3">Results Documentation and Analysis 2</text:span></text:p>
      <text:p text:style-name="P10"><draw:frame draw:style-name="fr1" draw:name="Image37" text:anchor-type="char" svg:x="0.1146in" svg:y="0.0937in" svg:width="0.052in" svg:height="0.052in" draw:z-index="36"><draw:image xlink:href="Pictures/100000000000000A0000000A92BC6A1B.png" xlink:type="simple" xlink:show="embed" xlink:actuate="onLoad" draw:mime-type="image/png"/></draw:frame></text:p>
      <text:p text:style-name="P34"/>
      <text:p text:style-name="P2"><text:span text:style-name="T3">Performance Metrics Comparison Table 2</text:span></text:p>
      <text:p text:style-name="P10"><draw:frame draw:style-name="fr1" draw:name="Image38" text:anchor-type="char" svg:x="0.1146in" svg:y="0.0835in" svg:width="0.052in" svg:height="0.052in" draw:z-index="37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Best Model Selection (XGBoost - 90.1% accuracy) 1</text:span></text:p>
      <text:p text:style-name="P25"/>
      <text:p text:style-name="P1"><text:span text:style-name="T3">Model Serialization</text:span></text:p>
      <text:p text:style-name="P10"><draw:frame draw:style-name="fr1" draw:name="Image39" text:anchor-type="char" svg:x="0.1146in" svg:y="0.1665in" svg:width="0.052in" svg:height="0.052in" draw:z-index="38"><draw:image xlink:href="Pictures/100000000000000A0000000A92BC6A1B.png" xlink:type="simple" xlink:show="embed" xlink:actuate="onLoad" draw:mime-type="image/png"/></draw:frame></text:p>
      <text:p text:style-name="P33"/>
      <text:p text:style-name="P2"><text:span text:style-name="T3">Model Saving using Pickle 2</text:span></text:p>
      <text:p text:style-name="P10"><draw:frame draw:style-name="fr1" draw:name="Image40" text:anchor-type="char" svg:x="0.1146in" svg:y="0.0835in" svg:width="0.052in" svg:height="0.052in" draw:z-index="39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Model Loading and Testing 1</text:span></text:p>
      <text:p text:style-name="P10"><draw:frame draw:style-name="fr1" draw:name="Image41" text:anchor-type="char" svg:x="0in" svg:y="0.0626in" svg:width="7.5in" svg:height="0.0161in" draw:z-index="40"><draw:image xlink:href="Pictures/10000000000005A000000002BF212069.png" xlink:type="simple" xlink:show="embed" xlink:actuate="onLoad" draw:mime-type="image/png"/></draw:frame></text:p>
      <text:p text:style-name="P32"/>
      <text:p text:style-name="P32"/>
      <text:p text:style-name="P40"/>
      <text:p text:style-name="P1"><text:span text:style-name="T6">Sprint 5: Web Application Development (5 Days)</text:span></text:p>
      <text:section text:style-name="Sect1" text:name="Section2">
        <text:p text:style-name="P53"/>
        <text:p text:style-name="P1"><text:span text:style-name="T9">Epic 3: Web Application Development &amp; Deployment</text:span></text:p>
      </text:section>
      <text:p text:style-name="P7"><text:bookmark text:name="page4"/><text:span text:style-name="T3">Frontend Development</text:span></text:p>
      <text:p text:style-name="P10"><draw:frame draw:style-name="fr1" draw:name="Image42" text:anchor-type="char" svg:x="0.1146in" svg:y="0.1665in" svg:width="0.052in" svg:height="0.052in" draw:z-index="41"><draw:image xlink:href="Pictures/100000000000000A0000000A92BC6A1B.png" xlink:type="simple" xlink:show="embed" xlink:actuate="onLoad" draw:mime-type="image/png"/></draw:frame></text:p>
      <text:p text:style-name="P33"/>
      <text:p text:style-name="P2"><text:span text:style-name="T3">HTML Template Creation (index.html) 3</text:span></text:p>
      <text:p text:style-name="P10"><draw:frame draw:style-name="fr1" draw:name="Image43" text:anchor-type="char" svg:x="0.1146in" svg:y="0.0937in" svg:width="0.052in" svg:height="0.052in" draw:z-index="42"><draw:image xlink:href="Pictures/100000000000000A0000000A92BC6A1B.png" xlink:type="simple" xlink:show="embed" xlink:actuate="onLoad" draw:mime-type="image/png"/></draw:frame></text:p>
      <text:p text:style-name="P34"/>
      <text:p text:style-name="P2"><text:span text:style-name="T3">CSS Styling and UI Design 2</text:span></text:p>
      <text:p text:style-name="P10"><draw:frame draw:style-name="fr1" draw:name="Image44" text:anchor-type="char" svg:x="0.1146in" svg:y="0.0835in" svg:width="0.052in" svg:height="0.052in" draw:z-index="43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Input Form Development 2</text:span></text:p>
      <text:p text:style-name="P25"/>
      <text:p text:style-name="P1"><text:span text:style-name="T3">Backend Development</text:span></text:p>
      <text:p text:style-name="P10"><draw:frame draw:style-name="fr1" draw:name="Image45" text:anchor-type="char" svg:x="0.1146in" svg:y="0.1665in" svg:width="0.052in" svg:height="0.052in" draw:z-index="44"><draw:image xlink:href="Pictures/100000000000000A0000000A92BC6A1B.png" xlink:type="simple" xlink:show="embed" xlink:actuate="onLoad" draw:mime-type="image/png"/></draw:frame></text:p>
      <text:p text:style-name="P33"/>
      <text:p text:style-name="P2"><text:span text:style-name="T3">Flask Application Setup (app.py) 3</text:span></text:p>
      <text:p text:style-name="P10"><draw:frame draw:style-name="fr1" draw:name="Image46" text:anchor-type="char" svg:x="0.1146in" svg:y="0.0835in" svg:width="0.052in" svg:height="0.052in" draw:z-index="45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Route Handler Implementation 2</text:span></text:p>
      <text:p text:style-name="P10"><draw:frame draw:style-name="fr1" draw:name="Image47" text:anchor-type="char" svg:x="0.1146in" svg:y="0.0937in" svg:width="0.052in" svg:height="0.052in" draw:z-index="46"><draw:image xlink:href="Pictures/100000000000000A0000000A92BC6A1B.png" xlink:type="simple" xlink:show="embed" xlink:actuate="onLoad" draw:mime-type="image/png"/></draw:frame></text:p>
      <text:p text:style-name="P34"/>
      <text:p text:style-name="P2"><text:span text:style-name="T3">Input Validation Logic 3</text:span></text:p>
      <text:p text:style-name="P10"><draw:frame draw:style-name="fr1" draw:name="Image48" text:anchor-type="char" svg:x="0in" svg:y="0.052in" svg:width="7.5in" svg:height="0.0161in" draw:z-index="47"><draw:image xlink:href="Pictures/10000000000005A000000002BF212069.png" xlink:type="simple" xlink:show="embed" xlink:actuate="onLoad" draw:mime-type="image/png"/></draw:frame></text:p>
      <text:p text:style-name="P32"/>
      <text:p text:style-name="P32"/>
      <text:p text:style-name="P42"/>
      <text:p text:style-name="P1"><text:span text:style-name="T6">Sprint 6: System Integration &amp; Deployment (5 Days)</text:span></text:p>
      <text:p text:style-name="P53"/>
      <text:p text:style-name="P1"><text:span text:style-name="T9">Epic 3: Web Application Development &amp; Deployment (Continued)</text:span></text:p>
      <text:p text:style-name="P56"/>
      <text:p text:style-name="P1"><text:span text:style-name="T3">System Integration</text:span></text:p>
      <text:p text:style-name="P10"><draw:frame draw:style-name="fr1" draw:name="Image49" text:anchor-type="char" svg:x="0.1146in" svg:y="0.1772in" svg:width="0.052in" svg:height="0.052in" draw:z-index="48"><draw:image xlink:href="Pictures/100000000000000A0000000A92BC6A1B.png" xlink:type="simple" xlink:show="embed" xlink:actuate="onLoad" draw:mime-type="image/png"/></draw:frame></text:p>
      <text:p text:style-name="P38"/>
      <text:p text:style-name="P2"><text:span text:style-name="T3">Model Integration with Flask Backend 5</text:span></text:p>
      <text:p text:style-name="P10"><draw:frame draw:style-name="fr1" draw:name="Image50" text:anchor-type="char" svg:x="0.1146in" svg:y="0.0835in" svg:width="0.052in" svg:height="0.052in" draw:z-index="49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Input Processing Pipeline 3</text:span></text:p>
      <text:p text:style-name="P10"><draw:frame draw:style-name="fr1" draw:name="Image51" text:anchor-type="char" svg:x="0.1146in" svg:y="0.0835in" svg:width="0.052in" svg:height="0.052in" draw:z-index="50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Output Formatting and Display 2</text:span></text:p>
      <text:p text:style-name="P25"/>
      <text:p text:style-name="P1"><text:span text:style-name="T3">Testing &amp; Deployment</text:span></text:p>
      <text:p text:style-name="P10"><draw:frame draw:style-name="fr1" draw:name="Image52" text:anchor-type="char" svg:x="0.1146in" svg:y="0.1665in" svg:width="0.052in" svg:height="0.052in" draw:z-index="51"><draw:image xlink:href="Pictures/100000000000000A0000000A92BC6A1B.png" xlink:type="simple" xlink:show="embed" xlink:actuate="onLoad" draw:mime-type="image/png"/></draw:frame></text:p>
      <text:p text:style-name="P33"/>
      <text:p text:style-name="P2"><text:span text:style-name="T3">End-to-End System Testing 3</text:span></text:p>
      <text:p text:style-name="P10"><draw:frame draw:style-name="fr1" draw:name="Image53" text:anchor-type="char" svg:x="0.1146in" svg:y="0.0937in" svg:width="0.052in" svg:height="0.052in" draw:z-index="52"><draw:image xlink:href="Pictures/100000000000000A0000000A92BC6A1B.png" xlink:type="simple" xlink:show="embed" xlink:actuate="onLoad" draw:mime-type="image/png"/></draw:frame></text:p>
      <text:p text:style-name="P34"/>
      <text:p text:style-name="P2"><text:span text:style-name="T3">Flask Application Deployment 2</text:span></text:p>
      <text:p text:style-name="P10"><draw:frame draw:style-name="fr1" draw:name="Image54" text:anchor-type="char" svg:x="0.1146in" svg:y="0.0835in" svg:width="0.052in" svg:height="0.052in" draw:z-index="53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User Acceptance Testing 1</text:span></text:p>
      <text:p text:style-name="P10"><draw:frame draw:style-name="fr1" draw:name="Image55" text:anchor-type="char" svg:x="0in" svg:y="0.0626in" svg:width="7.5in" svg:height="0.0161in" draw:z-index="54"><draw:image xlink:href="Pictures/10000000000005A000000002BF212069.png" xlink:type="simple" xlink:show="embed" xlink:actuate="onLoad" draw:mime-type="image/png"/></draw:frame></text:p>
      <text:p text:style-name="P32"/>
      <text:p text:style-name="P32"/>
      <text:p text:style-name="P43"/>
      <text:p text:style-name="P1"><text:span text:style-name="T2">Sprint Summary</text:span></text:p>
      <text:p text:style-name="P31"/>
      <text:p text:style-name="P1"><text:span text:style-name="T6">Sprint 1 Total Story Points = 20</text:span></text:p>
      <text:p text:style-name="P54"><draw:frame draw:style-name="fr1" draw:name="Image56" text:anchor-type="char" svg:x="0.1146in" svg:y="0.0835in" svg:width="0.052in" svg:height="0.052in" draw:z-index="55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Data Collection &amp; Loading: 5 points</text:span></text:p>
      <text:p text:style-name="P10"><draw:frame draw:style-name="fr1" draw:name="Image57" text:anchor-type="char" svg:x="0.1146in" svg:y="0.0835in" svg:width="0.052in" svg:height="0.052in" draw:z-index="56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Data Exploration &amp; Analysis: 8 points</text:span></text:p>
      <text:p text:style-name="P10"><draw:frame draw:style-name="fr1" draw:name="Image58" text:anchor-type="char" svg:x="0.1146in" svg:y="0.0835in" svg:width="0.052in" svg:height="0.052in" draw:z-index="57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Data Preprocessing: 7 points</text:span></text:p>
      <text:p text:style-name="P11"/>
      <text:p text:style-name="P44"/>
      <text:p text:style-name="P5"><text:span text:style-name="T10">Sprint 2 Total Story Points = 18</text:span></text:p>
      <text:p text:style-name="P59"><draw:frame draw:style-name="fr1" draw:name="Image59" text:anchor-type="char" svg:x="0.1146in" svg:y="0.0835in" svg:width="0.052in" svg:height="0.052in" draw:z-index="58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Feature Engineering: 8 points</text:span></text:p>
      <text:p text:style-name="P10"><draw:frame draw:style-name="fr1" draw:name="Image60" text:anchor-type="char" svg:x="0.1146in" svg:y="0.0835in" svg:width="0.052in" svg:height="0.052in" draw:z-index="59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Initial Model Development: 5 points</text:span></text:p>
      <text:p text:style-name="P4"><text:bookmark-start text:name="page5"/><draw:frame draw:style-name="fr2" draw:name="Image61" text:anchor-type="char" svg:x="0.6146in" svg:y="0.3752in" svg:width="0.052in" svg:height="0.052in" draw:z-index="60"><draw:image xlink:href="Pictures/100000000000000A0000000A92BC6A1B.png" xlink:type="simple" xlink:show="embed" xlink:actuate="onLoad" draw:mime-type="image/png"/></draw:frame><text:bookmark-end text:name="page5"/><text:span text:style-name="T3">Model Evaluation Setup: 5 points</text:span></text:p>
      <text:p text:style-name="P11"/>
      <text:p text:style-name="P45"/>
      <text:p text:style-name="P1"><text:span text:style-name="T6">Sprint 3 Total Story Points = 16</text:span></text:p>
      <text:p text:style-name="P54"><draw:frame draw:style-name="fr1" draw:name="Image62" text:anchor-type="char" svg:x="0.1146in" svg:y="0.0835in" svg:width="0.052in" svg:height="0.052in" draw:z-index="61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Advanced Model Building: 13 points</text:span></text:p>
      <text:p text:style-name="P10"><draw:frame draw:style-name="fr1" draw:name="Image63" text:anchor-type="char" svg:x="0.1146in" svg:y="0.0937in" svg:width="0.052in" svg:height="0.052in" draw:z-index="62"><draw:image xlink:href="Pictures/100000000000000A0000000A92BC6A1B.png" xlink:type="simple" xlink:show="embed" xlink:actuate="onLoad" draw:mime-type="image/png"/></draw:frame></text:p>
      <text:p text:style-name="P34"/>
      <text:p text:style-name="P2"><text:span text:style-name="T3">Model Optimization: 3 points</text:span></text:p>
      <text:p text:style-name="P11"/>
      <text:p text:style-name="P45"/>
      <text:p text:style-name="P1"><text:span text:style-name="T6">Sprint 4 Total Story Points = 16</text:span></text:p>
      <text:p text:style-name="P54"><draw:frame draw:style-name="fr1" draw:name="Image64" text:anchor-type="char" svg:x="0.1146in" svg:y="0.0835in" svg:width="0.052in" svg:height="0.052in" draw:z-index="63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Comprehensive Testing: 8 points</text:span></text:p>
      <text:p text:style-name="P10"><draw:frame draw:style-name="fr1" draw:name="Image65" text:anchor-type="char" svg:x="0.1146in" svg:y="0.0937in" svg:width="0.052in" svg:height="0.052in" draw:z-index="64"><draw:image xlink:href="Pictures/100000000000000A0000000A92BC6A1B.png" xlink:type="simple" xlink:show="embed" xlink:actuate="onLoad" draw:mime-type="image/png"/></draw:frame></text:p>
      <text:p text:style-name="P34"/>
      <text:p text:style-name="P2"><text:span text:style-name="T3">Performance Documentation: 5 points</text:span></text:p>
      <text:p text:style-name="P10"><draw:frame draw:style-name="fr1" draw:name="Image66" text:anchor-type="char" svg:x="0.1146in" svg:y="0.0835in" svg:width="0.052in" svg:height="0.052in" draw:z-index="65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Model Serialization: 3 points</text:span></text:p>
      <text:p text:style-name="P11"/>
      <text:p text:style-name="P45"/>
      <text:p text:style-name="P1"><text:span text:style-name="T6">Sprint 5 Total Story Points = 15</text:span></text:p>
      <text:p text:style-name="P54"><draw:frame draw:style-name="fr1" draw:name="Image67" text:anchor-type="char" svg:x="0.1146in" svg:y="0.0835in" svg:width="0.052in" svg:height="0.052in" draw:z-index="66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Frontend Development: 7 points</text:span></text:p>
      <text:p text:style-name="P10"><draw:frame draw:style-name="fr1" draw:name="Image68" text:anchor-type="char" svg:x="0.1146in" svg:y="0.0937in" svg:width="0.052in" svg:height="0.052in" draw:z-index="67"><draw:image xlink:href="Pictures/100000000000000A0000000A92BC6A1B.png" xlink:type="simple" xlink:show="embed" xlink:actuate="onLoad" draw:mime-type="image/png"/></draw:frame></text:p>
      <text:p text:style-name="P34"/>
      <text:p text:style-name="P2"><text:span text:style-name="T3">Backend Development: 8 points</text:span></text:p>
      <text:p text:style-name="P11"/>
      <text:p text:style-name="P46"/>
      <text:p text:style-name="P5"><text:span text:style-name="T10">Sprint 6 Total Story Points = 16</text:span></text:p>
      <text:p text:style-name="P59"><draw:frame draw:style-name="fr1" draw:name="Image69" text:anchor-type="char" svg:x="0.1146in" svg:y="0.0835in" svg:width="0.052in" svg:height="0.052in" draw:z-index="68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System Integration: 10 points</text:span></text:p>
      <text:p text:style-name="P10"><draw:frame draw:style-name="fr1" draw:name="Image70" text:anchor-type="char" svg:x="0.1146in" svg:y="0.0937in" svg:width="0.052in" svg:height="0.052in" draw:z-index="69"><draw:image xlink:href="Pictures/100000000000000A0000000A92BC6A1B.png" xlink:type="simple" xlink:show="embed" xlink:actuate="onLoad" draw:mime-type="image/png"/></draw:frame></text:p>
      <text:p text:style-name="P34"/>
      <text:p text:style-name="P2"><text:span text:style-name="T3">Testing &amp; Deployment: 6 points</text:span></text:p>
      <text:p text:style-name="P10"><draw:frame draw:style-name="fr1" draw:name="Image71" text:anchor-type="char" svg:x="0in" svg:y="0.052in" svg:width="7.5in" svg:height="0.0161in" draw:z-index="70"><draw:image xlink:href="Pictures/10000000000005A000000002BF212069.png" xlink:type="simple" xlink:show="embed" xlink:actuate="onLoad" draw:mime-type="image/png"/></draw:frame></text:p>
      <text:p text:style-name="P32"/>
      <text:p text:style-name="P32"/>
      <text:p text:style-name="P45"/>
      <text:p text:style-name="P1"><text:span text:style-name="T2">Velocity Calculation</text:span></text:p>
      <text:p text:style-name="P30"/>
      <text:p text:style-name="P1"><text:span text:style-name="T3">Total Story Points Completed:</text:span></text:p>
      <text:p text:style-name="P10"><draw:frame draw:style-name="fr1" draw:name="Image72" text:anchor-type="char" svg:x="0.1146in" svg:y="0.1665in" svg:width="0.052in" svg:height="0.052in" draw:z-index="71"><draw:image xlink:href="Pictures/100000000000000A0000000A92BC6A1B.png" xlink:type="simple" xlink:show="embed" xlink:actuate="onLoad" draw:mime-type="image/png"/></draw:frame></text:p>
      <text:p text:style-name="P33"/>
      <text:p text:style-name="P2"><text:span text:style-name="T3">Sprint 1: 20 points</text:span></text:p>
      <text:p text:style-name="P10"><draw:frame draw:style-name="fr1" draw:name="Image73" text:anchor-type="char" svg:x="0.1146in" svg:y="0.0937in" svg:width="0.052in" svg:height="0.052in" draw:z-index="72"><draw:image xlink:href="Pictures/100000000000000A0000000A92BC6A1B.png" xlink:type="simple" xlink:show="embed" xlink:actuate="onLoad" draw:mime-type="image/png"/></draw:frame></text:p>
      <text:p text:style-name="P34"/>
      <text:p text:style-name="P2"><text:span text:style-name="T3">Sprint 2: 18 points</text:span></text:p>
      <text:p text:style-name="P10"><draw:frame draw:style-name="fr1" draw:name="Image74" text:anchor-type="char" svg:x="0.1146in" svg:y="0.0835in" svg:width="0.052in" svg:height="0.052in" draw:z-index="73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Sprint 3: 16 points</text:span></text:p>
      <text:p text:style-name="P10"><draw:frame draw:style-name="fr1" draw:name="Image75" text:anchor-type="char" svg:x="0.1146in" svg:y="0.0937in" svg:width="0.052in" svg:height="0.052in" draw:z-index="74"><draw:image xlink:href="Pictures/100000000000000A0000000A92BC6A1B.png" xlink:type="simple" xlink:show="embed" xlink:actuate="onLoad" draw:mime-type="image/png"/></draw:frame></text:p>
      <text:p text:style-name="P34"/>
      <text:p text:style-name="P2"><text:span text:style-name="T3">Sprint 4: 16 points</text:span></text:p>
      <text:p text:style-name="P10"><draw:frame draw:style-name="fr1" draw:name="Image76" text:anchor-type="char" svg:x="0.1146in" svg:y="0.0835in" svg:width="0.052in" svg:height="0.052in" draw:z-index="75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Sprint 5: 15 points</text:span></text:p>
      <text:p text:style-name="P10"><draw:frame draw:style-name="fr1" draw:name="Image77" text:anchor-type="char" svg:x="0.1146in" svg:y="0.0937in" svg:width="0.052in" svg:height="0.052in" draw:z-index="76"><draw:image xlink:href="Pictures/100000000000000A0000000A92BC6A1B.png" xlink:type="simple" xlink:show="embed" xlink:actuate="onLoad" draw:mime-type="image/png"/></draw:frame></text:p>
      <text:p text:style-name="P34"/>
      <text:p text:style-name="P2"><text:span text:style-name="T3">Sprint 6: 16 points</text:span></text:p>
      <text:p text:style-name="P14"/>
      <text:p text:style-name="P66"><text:span text:style-name="T3">Total Story Points = 20 + 18 + 16 + 16 + 15 + 16 = 101 Number of Sprints = 6</text:span></text:p>
      <text:p text:style-name="P28"/>
      <text:p text:style-name="P67"><text:span text:style-name="T3">Velocity = Total Story Points Completed / Number of Sprints Velocity = 101 / 6 = 16.83 ≈ 17 Story Points per Sprint</text:span></text:p>
      <text:p text:style-name="P10"><draw:frame draw:style-name="fr1" draw:name="Image78" text:anchor-type="char" svg:x="0in" svg:y="-0.1362in" svg:width="7.5in" svg:height="0.0161in" draw:z-index="77"><draw:image xlink:href="Pictures/10000000000005A000000002BF212069.png" xlink:type="simple" xlink:show="embed" xlink:actuate="onLoad" draw:mime-type="image/png"/></draw:frame></text:p>
      <text:p text:style-name="P8"><text:bookmark text:name="page6"/><text:span text:style-name="T2">Team Performance Analysis</text:span></text:p>
      <text:p text:style-name="P30"/>
      <text:p text:style-name="P1"><text:span text:style-name="T3">Your team's velocity is 17 Story Points per Sprint.</text:span></text:p>
      <text:p text:style-name="P14"/>
      <text:p text:style-name="P61"><text:span text:style-name="T3">This indicates that your team can consistently handle moderate to high complexity tasks within each sprint cycle. The velocity shows:</text:span></text:p>
      <text:p text:style-name="P10"><draw:frame draw:style-name="fr1" draw:name="Image79" text:anchor-type="char" svg:x="0.1146in" svg:y="0.1035in" svg:width="0.052in" svg:height="0.052in" draw:z-index="78"><draw:image xlink:href="Pictures/100000000000000A0000000A92BC6A1B.png" xlink:type="simple" xlink:show="embed" xlink:actuate="onLoad" draw:mime-type="image/png"/></draw:frame></text:p>
      <text:p text:style-name="P47"/>
      <text:p text:style-name="P2"><text:span text:style-name="T3">Strong Data Processing Capabilities: High points in Sprint 1 indicate efficient data handling</text:span></text:p>
      <text:p text:style-name="P10"><draw:frame draw:style-name="fr1" draw:name="Image80" text:anchor-type="char" svg:x="0.1146in" svg:y="0.0937in" svg:width="0.052in" svg:height="0.052in" draw:z-index="79"><draw:image xlink:href="Pictures/100000000000000A0000000A92BC6A1B.png" xlink:type="simple" xlink:show="embed" xlink:actuate="onLoad" draw:mime-type="image/png"/></draw:frame></text:p>
      <text:p text:style-name="P48"/>
      <text:p text:style-name="P2"><text:span text:style-name="T8">Balanced Model Development: Consistent performance across ML model development sprints</text:span></text:p>
      <text:p text:style-name="P57"><draw:frame draw:style-name="fr1" draw:name="Image81" text:anchor-type="char" svg:x="0.1146in" svg:y="0.0835in" svg:width="0.052in" svg:height="0.052in" draw:z-index="80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Effective Integration Skills: Successful system integration and deployment completion</text:span></text:p>
      <text:p text:style-name="P11"/>
      <text:p text:style-name="P45"/>
      <text:p text:style-name="P1"><text:span text:style-name="T5">Key Achievements:</text:span></text:p>
      <text:p text:style-name="P51"><draw:frame draw:style-name="fr1" draw:name="Image82" text:anchor-type="char" svg:x="0.1146in" svg:y="0.0835in" svg:width="0.052in" svg:height="0.052in" draw:z-index="81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6 Sprints completed successfully</text:span></text:p>
      <text:p text:style-name="P10"><draw:frame draw:style-name="fr1" draw:name="Image83" text:anchor-type="char" svg:x="0.1146in" svg:y="0.0937in" svg:width="0.052in" svg:height="0.052in" draw:z-index="82"><draw:image xlink:href="Pictures/100000000000000A0000000A92BC6A1B.png" xlink:type="simple" xlink:show="embed" xlink:actuate="onLoad" draw:mime-type="image/png"/></draw:frame></text:p>
      <text:p text:style-name="P49"/>
      <text:p text:style-name="P68"><text:span text:style-name="T3">5 Machine Learning Models implemented and compared XGBoost Model achieved 90.1% accuracy</text:span></text:p>
      <text:p text:style-name="P10"><draw:frame draw:style-name="fr1" draw:name="Image84" text:anchor-type="char" svg:x="0.1146in" svg:y="-0.3661in" svg:width="0.052in" svg:height="0.052in" draw:z-index="83"><draw:image xlink:href="Pictures/100000000000000A0000000A92BC6A1B.png" xlink:type="simple" xlink:show="embed" xlink:actuate="onLoad" draw:mime-type="image/png"/></draw:frame><draw:frame draw:style-name="fr1" draw:name="Image85" text:anchor-type="char" svg:x="0.1146in" svg:y="-0.022in" svg:width="0.052in" svg:height="0.052in" draw:z-index="84"><draw:image xlink:href="Pictures/100000000000000A0000000A92BC6A1B.png" xlink:type="simple" xlink:show="embed" xlink:actuate="onLoad" draw:mime-type="image/png"/></draw:frame></text:p>
      <text:p text:style-name="P50"/>
      <text:p text:style-name="P2"><text:span text:style-name="T3">Flask Web Application successfully deployed</text:span></text:p>
      <text:p text:style-name="P10"><draw:frame draw:style-name="fr1" draw:name="Image86" text:anchor-type="char" svg:x="0.1146in" svg:y="0.0835in" svg:width="0.052in" svg:height="0.052in" draw:z-index="85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End-to-End System functional with real-time predictions</text:span></text:p>
      <text:p text:style-name="P11"/>
      <text:p text:style-name="P45"/>
      <text:p text:style-name="P1"><text:span text:style-name="T5">Sprint Efficiency:</text:span></text:p>
      <text:p text:style-name="P51"><draw:frame draw:style-name="fr1" draw:name="Image87" text:anchor-type="char" svg:x="0.1146in" svg:y="0.0835in" svg:width="0.052in" svg:height="0.052in" draw:z-index="86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Highest Velocity Sprint: Sprint 1 (20 points) - Data foundation</text:span></text:p>
      <text:p text:style-name="P10"><draw:frame draw:style-name="fr1" draw:name="Image88" text:anchor-type="char" svg:x="0.1146in" svg:y="0.0937in" svg:width="0.052in" svg:height="0.052in" draw:z-index="87"><draw:image xlink:href="Pictures/100000000000000A0000000A92BC6A1B.png" xlink:type="simple" xlink:show="embed" xlink:actuate="onLoad" draw:mime-type="image/png"/></draw:frame></text:p>
      <text:p text:style-name="P34"/>
      <text:p text:style-name="P2"><text:span text:style-name="T3">Most Consistent Sprints: Sprint 3, 4, 6 (16 points each) - Core development</text:span></text:p>
      <text:p text:style-name="P10"><draw:frame draw:style-name="fr1" draw:name="Image89" text:anchor-type="char" svg:x="0.1146in" svg:y="0.0835in" svg:width="0.052in" svg:height="0.052in" draw:z-index="88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3">Deployment Sprint: Sprint 6 - Successful system integration and deployment</text:span></text:p>
      <text:p text:style-name="P16"/>
      <text:p text:style-name="P64"><text:span text:style-name="T3">This sprint planning demonstrates effective project management and successful delivery of a comprehensive liver cirrhosis prediction system using agile methodolog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811in" fo:margin-bottom="0.1181in" fo:margin-left="0.5in" fo:margin-right="0.6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25in" fo:margin-bottom="0.0764in" fo:margin-left="0.5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4335in" fo:margin-bottom="0.0252in" fo:margin-left="0.5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4335in" fo:margin-bottom="0.0244in" fo:margin-left="0.5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4335in" fo:margin-bottom="0in" fo:margin-left="0.5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4898in" fo:margin-bottom="1in" fo:margin-left="0.5in" fo:margin-right="0.805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  <style:master-page style:name="Convert_20_4" style:display-name="Convert 4" style:page-layout-name="Mpm5"/>
    <style:master-page style:name="Convert_20_5" style:display-name="Convert 5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89" meta:object-count="0" meta:page-count="6" meta:paragraph-count="137" meta:word-count="852" meta:character-count="5554" meta:non-whitespace-character-count="4839"/>
    <meta:generator>LibreOffice/24.2.5.2$Linux_X86_64 LibreOffice_project/420$Build-2</meta:generator>
  </office:meta>
</office:document-meta>
</file>